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8000000921ABD9F0B75DDA2E1.png" manifest:media-type="image/png"/>
  <manifest:file-entry manifest:full-path="Pictures/100002010000039E000000AFEB878CC8DC9D39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1" draw:name="图像2" text:anchor-type="paragraph" svg:width="17cm" svg:height="2.651cm" draw:z-index="1"><draw:image xlink:href="Pictures/10000201000003A8000000921ABD9F0B75DDA2E1.png" xlink:type="simple" xlink:show="embed" xlink:actuate="onLoad" loext:mime-type="image/x-vclgraphic"/></draw:frame></text:p>
      <text:p text:style-name="P1">sudo docker search [文件名] <text:s/>用于搜索镜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20:20:13.390497434</dc:date>
    <meta:editing-duration>PT1M3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2" meta:word-count="23" meta:character-count="46" meta:non-whitespace-character-count="41"/>
  </office:meta>
</office:document-meta>
</file>